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Nefelin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Hipidiomórfica con secciones prismáticas corta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Se intuye en una dirección. Fracturad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Poca a arcill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Biotita y anfíbol verde 3%</text:p>
          </table:table-cell>
          <table:table-cell office:value-type="string" table:style-name="ce8">
            <text:p>Arcillas 2%</text:p>
          </table:table-cell>
          <table:table-cell table:number-columns-repeated="16381"/>
        </table:table-row>
        <table:table-row table:number-rows-repeated="2"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Nefel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Na,K)AlSiO<text:span text:style-name="T1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órficas prismáticas con sección hexagonal en rocas volcánicas, pero alotriomórficas en rocas plutónic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n</text:p>
          </table:table-cell>
          <table:table-cell office:value-type="string" table:style-name="ce5">
            <text:p>Poco visible en dos direcci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Frecuente en zeolitas fibrosas, analcima, cancrinita, micas o caolin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inicios del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Raramente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51:31Z</dc:date>
    <meta:editing-cycles>5</meta:editing-cycles>
    <meta:editing-duration>PT1353S</meta:editing-duration>
  </office:meta>
</office:document-meta>
</file>